
<file path=META-INF/manifest.xml><?xml version="1.0" encoding="utf-8"?>
<manifest:manifest xmlns:manifest="urn:oasis:names:tc:opendocument:xmlns:manifest:1.0" manifest:version="1.2">
  <manifest:file-entry manifest:media-type="application/vnd.oasis.opendocument.text-template"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Arial"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center" style:justify-single-word="false"/>
    </style:style>
    <style:style style:name="P3" style:family="paragraph" style:parent-style-name="Text_20_body">
      <style:paragraph-properties fo:text-align="justify" style:justify-single-word="false"/>
    </style:style>
    <style:style style:name="P4" style:family="paragraph" style:parent-style-name="Title">
      <style:text-properties fo:font-size="60pt" style:font-size-asian="60pt" style:font-size-complex="60pt"/>
    </style:style>
    <style:style style:name="P5" style:family="paragraph" style:parent-style-name="Footnote">
      <style:paragraph-properties fo:text-align="start" style:justify-single-word="false"/>
    </style:style>
    <style:style style:name="P6" style:family="paragraph" style:parent-style-name="Standard">
      <style:paragraph-properties fo:text-align="justify" style:justify-single-word="false"/>
    </style:style>
    <style:style style:name="P7" style:family="paragraph" style:parent-style-name="Heading_20_1">
      <style:paragraph-properties fo:text-align="justify" style:justify-single-word="false"/>
    </style:style>
    <style:style style:name="P8" style:family="paragraph" style:parent-style-name="Heading_20_1">
      <style:paragraph-properties fo:break-before="page"/>
    </style:style>
    <style:style style:name="P9" style:family="paragraph" style:parent-style-name="Contents_20_Heading">
      <style:paragraph-properties fo:break-before="page"/>
    </style:style>
    <style:style style:name="P10" style:family="paragraph" style:parent-style-name="Contents_20_1">
      <style:paragraph-properties>
        <style:tab-stops>
          <style:tab-stop style:position="7.0602in" style:type="right" style:leader-style="dotted" style:leader-text="."/>
        </style:tab-stops>
      </style:paragraph-properties>
    </style:style>
    <style:style style:name="P11" style:family="paragraph" style:parent-style-name="Contents_20_2">
      <style:paragraph-properties>
        <style:tab-stops>
          <style:tab-stop style:position="6.8839in" style:type="right" style:leader-style="dotted" style:leader-text="."/>
        </style:tab-stops>
      </style:paragraph-properties>
    </style:style>
    <style:style style:name="P12" style:family="paragraph" style:parent-style-name="Text_20_body" style:list-style-name="L1"/>
    <style:style style:name="P13" style:family="paragraph" style:parent-style-name="Text_20_body" style:list-style-name="L3"/>
    <style:style style:name="P14" style:family="paragraph" style:parent-style-name="Text_20_body" style:list-style-name="L4"/>
    <style:style style:name="P15" style:family="paragraph" style:parent-style-name="Text_20_body">
      <style:paragraph-properties fo:text-align="justify" style:justify-single-word="false"/>
    </style:style>
    <style:style style:name="P16" style:family="paragraph" style:parent-style-name="Text_20_body" style:list-style-name="L2">
      <style:paragraph-properties fo:text-align="justify" style:justify-single-word="false"/>
    </style:style>
    <style:style style:name="P17" style:family="paragraph" style:parent-style-name="Text_20_body" style:list-style-name="L1">
      <style:paragraph-properties fo:text-align="justify" style:justify-single-word="false"/>
    </style:style>
    <style:style style:name="P18" style:family="paragraph" style:parent-style-name="Text_20_body" style:list-style-name="L3">
      <style:paragraph-properties fo:text-align="justify" style:justify-single-word="false"/>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
      <text:p text:style-name="Text_20_body"/>
      <text:p text:style-name="Text_20_body"/>
      <text:p text:style-name="Text_20_body"/>
      <text:p text:style-name="P4">The fOOrth User's Guide</text:p>
      <text:p text:style-name="Subtitle">An object oriented language that is not FORTH.</text:p>
      <text:p text:style-name="Subtitle">by Peter Camilleri </text:p>
      <text:p text:style-name="Text_20_body"/>
      <text:p text:style-name="P2">Last Update: December 14, 2014</text:p>
      <text:p text:style-name="P2">Covering &lt;blank&gt; version 0.0.3</text:p>
      <text:p text:style-name="Text_20_body"/>
      <text:p text:style-name="Text_20_body"/>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9">Table of Contents</text:p>
          </text:index-title>
          <text:p text:style-name="P10">The MIT License (MIT).<text:tab/>3</text:p>
          <text:p text:style-name="P10">Introduction<text:tab/>4</text:p>
          <text:p text:style-name="P11">About the name fOOrth<text:tab/>4</text:p>
          <text:p text:style-name="P11">How fOOrth came to be<text:tab/>4</text:p>
          <text:p text:style-name="P11">Principles<text:tab/>5</text:p>
          <text:p text:style-name="P10">Installation<text:tab/>6</text:p>
          <text:p text:style-name="P11">Ruby<text:tab/>6</text:p>
          <text:p text:style-name="P11">fOOrth<text:tab/>6</text:p>
          <text:p text:style-name="P11">Running fOOrth<text:tab/>7</text:p>
          <text:p text:style-name="P11">Source Archive<text:tab/>7</text:p>
          <text:p text:style-name="P10">First Steps<text:tab/>8</text:p>
          <text:p text:style-name="P10">Edit History:<text:tab/>10</text:p>
        </text:index-body>
      </text:table-of-content>
      <text:p text:style-name="Text_20_body"/>
      <text:h text:style-name="P8" text:outline-level="1"><text:bookmark text:name="label-The+MIT+License+%28MIT%29."/>The MIT License (MIT).</text:h>
      <text:p text:style-name="Text_20_body"/>
      <text:p text:style-name="Text_20_body">Copyright © 2014 Peter Camilleri</text:p>
      <text:p text:style-name="Text_20_body"/>
      <text:p text:style-name="P3">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P3"/>
      <text:p text:style-name="P3">The above copyright notice and this permission notice shall be included in all copies or substantial portions of the Software.</text:p>
      <text:p text:style-name="P3"/>
      <text:p text:style-name="P3">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h text:style-name="P7" text:outline-level="1">Introduction</text:h>
      <text:p text:style-name="P3"/>
      <text:h text:style-name="Heading_20_2" text:outline-level="2">About the name fOOrth</text:h>
      <text:p text:style-name="Standard"/>
      <text:p text:style-name="P6">The name of programming language fOOrth is an example of a malamanteau<text:note text:id="ftn1" text:note-class="footnote"><text:note-citation>1</text:note-citation><text:note-body><text:p text:style-name="P5">Malamanteau, see XKCD 739 at <text:a xlink:type="simple" xlink:href="http://xkcd.com/739/" text:style-name="Internet_20_link" text:visited-style-name="Visited_20_Internet_20_Link">http://xkcd.com/739/</text:a> <text:s/>as well as Wikipedia::Malamanteaux</text:p></text:note-body></text:note>. That is a portmanteau of a malapropism.</text:p>
      <text:p text:style-name="Standard"/>
      <text:p text:style-name="P6">The portmanteau portion of this is the mash-up of FORTH and the “OO” of object oriented programming systems. It is short, easy to pronounce, slightly witty, and a unique opportunity to describe an actual word as being a malamanteau. </text:p>
      <text:p text:style-name="Standard"/>
      <text:p text:style-name="P6">The malapropism involved is quite simply that fOOrth is not FORTH. While the acronym FNF, for <text:span text:style-name="T1">f</text:span>OOrth is <text:span text:style-name="T1">N</text:span>ot <text:span text:style-name="T1">F</text:span>ORTH, is also short, it is not at all easy to pronounce as fOOrth. This may be reconsidered, but not until the USA reforms the Electrical College used to elect the President of the United States.</text:p>
      <text:p text:style-name="Standard"/>
      <text:h text:style-name="Heading_20_2" text:outline-level="2">How fOOrth came to be</text:h>
      <text:p text:style-name="P3">I have had a fascination with stack based, postfix notation programming environments going back over 30 years. This started with those awesome calculators by Hewlett Packard. I could never afford to buy one, but I was always intrigued by their expressive power compared with more conventional calculators.</text:p>
      <text:p text:style-name="P3">Later, as part of a college course I was tasked with creating a programming language interpreter. I must admit I was struggling with this task. Then one Sunday afternoon, while visiting my Uncle Sal, I began working away at his Radio Shack TRS-80 in Basic. In the course of a two hours, I had created a tiny stack based calculator. Inspired by the simplicity of this simple interpreter, I was able to design a fuller version that ran on the Universities PDP-10 mainframe in APL. Yes it ran fairly slowly. The odd thing was that compared to the other students efforts, it ran amazingly <text:span text:style-name="T2">fast</text:span>! The simplicity of the syntax meant that little time was wasted parsing and analyzing the source text.</text:p>
      <text:p text:style-name="P3">On a more serious note, I have actually been involved in a major project developed in FORTH during which I came to admire and appreciate the expressive power of the language. While the project was not successful in the end, this was largely a consequence of the nearly impossible goals we had set for ourselves and not a reflection of FORTH. Well not much of a reflection on FORTH as we'll see next.</text:p>
      <text:p text:style-name="P3">FORTH today is about as dead a language as you are going to find. Like other extinctions throughout history, this can be traced by its utter failure to adapt to changing conditions. When FORTH was born, most computers were very primitive. They had very little processing power, microscopic memory resources and mass storage, and lacked any form of operating system or peripherals; user interfaces were upper case only ASCII subsets. In this environment FORTH was an excellent choice. Systems were tiny and FORTH fit those systems well, and its <text:soft-page-break/>supporters liked things that way. As computers improved, FORTH stood still. File systems, floating point math, memory management, improved user interfaces all came to everyday computers, but not to FORTH.</text:p>
      <text:p text:style-name="P3">FORTH was still efficient and fast, but computers continued to get more and more memory, <text:s text:c="2"/>processing power, and advanced I/O. FORTH was static, stationary, and dying. Just recently. I remember watching in disbelief a video in which a spokesperson for the company Green Arrays, Inc<text:note text:id="ftn2" text:note-class="footnote"><text:note-citation>2</text:note-citation><text:note-body><text:p text:style-name="Footnote">See Green Arrays, Inc. at http://www.greenarraychips.com/</text:p></text:note-body></text:note> stated that an enhancement to their FORTH oriented processor would be to <text:span text:style-name="T3">limit</text:span> the addressable memory to a mere 64 words. How out of touch with reality do you have to be to think that such limited memory is an <text:span text:style-name="T2">asset</text:span>?</text:p>
      <text:p text:style-name="P3">So if FORTH is so stone age, primitive and extinct, why do this fOOrth thing? It goes back to the heart of fOOrth and FNF. Remember, fOOrth is <text:span text:style-name="T2">not</text:span> FORTH. The fOOrth system is an attempt to project where FORTH might have gone had it supporters not been too busy with stone tools and animal skins. The fOOrth system is dedicated to destroying limitations, not pretending that they are somehow noble, sacred creatures that are beyond scrutiny.</text:p>
      <text:p text:style-name="P3">In the following sections, the underlying principles of fOOrth will be examined to provide a basis for a detailed look at the architecture, features, and facilities of the language system.</text:p>
      <text:h text:style-name="Heading_20_2" text:outline-level="2">Principles</text:h>
      <text:p text:style-name="Text_20_body">To move forward, fOOrth has adopted a few basic principles. These are:</text:p>
      <text:list xml:id="list4424575527808202080" text:style-name="L1">
        <text:list-item>
          <text:p text:style-name="P12">A Simple, Easy-to-Understand syntax that is none the less, Expressive and Compact.</text:p>
        </text:list-item>
        <text:list-item>
          <text:p text:style-name="P12">Safe Data and Data Structures:</text:p>
        </text:list-item>
      </text:list>
      <text:list xml:id="list3265681804832646491" text:style-name="L2">
        <text:list-item>
          <text:list>
            <text:list-item>
              <text:p text:style-name="P16">Simple, reliable arithmetic. In fOOrth, integer operations never overflow. Rational values can be represented exactly, complex numbers are supported, and conversions between numeric types are simple.</text:p>
            </text:list-item>
            <text:list-item>
              <text:p text:style-name="P16">Strings grow as needed without the need to allocate space or worry about overflow.</text:p>
            </text:list-item>
            <text:list-item>
              <text:p text:style-name="P16">Data containers such as arrays and hashes grow as needed. Out of range subscripts cannot access undefined memory regions. </text:p>
            </text:list-item>
          </text:list>
        </text:list-item>
      </text:list>
      <text:list xml:id="list39695049" text:continue-list="list4424575527808202080" text:style-name="L1">
        <text:list-item>
          <text:p text:style-name="P12">Object Oriented Design:</text:p>
        </text:list-item>
      </text:list>
      <text:list xml:id="list7782885772132338512" text:style-name="L3">
        <text:list-item>
          <text:list>
            <text:list-item>
              <text:p text:style-name="P18">Support class based inheritance, with a non-cyclic tree derived from a common base Object class.</text:p>
            </text:list-item>
            <text:list-item>
              <text:p text:style-name="P13">Support late binding and polymorphism through “duck” typing.</text:p>
            </text:list-item>
          </text:list>
        </text:list-item>
      </text:list>
      <text:list xml:id="list39694040" text:continue-list="list39695049" text:style-name="L1">
        <text:list-item>
          <text:p text:style-name="P12">Extensible language constructs be making the compiler an accessible part of the system.</text:p>
        </text:list-item>
        <text:list-item>
          <text:p text:style-name="P17">Building on the host language. The fOOrth language is built upon the Ruby language. To leverage this, fOOrth has the ability to build proxy connections to Ruby classes and facilities. </text:p>
        </text:list-item>
      </text:list>
      <text:p text:style-name="Text_20_body"/>
      <text:h text:style-name="Heading_20_1" text:outline-level="1">Installation</text:h>
      <text:h text:style-name="Heading_20_2" text:outline-level="2">Ruby</text:h>
      <text:p text:style-name="P3">The fOOrth system is written in Ruby, so, at this time, the first step in installing fOOrth is to install Ruby. The question that then arises is what version of Ruby is required? To date, fOOrth has been tested under:</text:p>
      <text:list xml:id="list8961596199494368128" text:style-name="L4">
        <text:list-item>
          <text:p text:style-name="P14">ruby 1.9.3p484 (2013-11-22) [i386-mingw32]</text:p>
        </text:list-item>
        <text:list-item>
          <text:p text:style-name="P14">ruby 2.1.5p273 (2014-11-13 revision 48405) [i386-mingw32]</text:p>
        </text:list-item>
        <text:list-item>
          <text:p text:style-name="P14">Rubinius – to be tested!</text:p>
        </text:list-item>
        <text:list-item>
          <text:p text:style-name="P14">JRuby – to be tested too!</text:p>
        </text:list-item>
      </text:list>
      <text:p text:style-name="P3">Given the versions that I know work, I am hopeful the 2.0.x and 2.1.x will likely work too. I can state with a great deal of confidence that fOOrth will NOT work with any MRI 1.8.x or older and 1.9.1 and 1.9.2 are very doubtful as well, but the confidence there is a lot less.</text:p>
      <text:p text:style-name="P3">Installing Ruby is beyond the scope of this documentation, but some excellent references to assist in this endeavor are:</text:p>
      <text:p text:style-name="Text_20_body"/>
      <text:p text:style-name="Text_20_body"><text:a xlink:type="simple" xlink:href="http://www.railsinstaller.org/en" text:style-name="Internet_20_link" text:visited-style-name="Strong_20_Emphasis">http://www.railsinstaller.org/en</text:a></text:p>
      <text:p text:style-name="P3">Yes, this installer does install the Ruby and the Rails web framework, but includes comprehensive support for gem, git, devkit, rake, rdoc and other tools and is the easiest, most comprehensive choice for Windows or Mac (pre OSX Mavericks) users. </text:p>
      <text:p text:style-name="Text_20_body"/>
      <text:p text:style-name="Text_20_body"><text:a xlink:type="simple" xlink:href="http://rubyinstaller.org/" text:style-name="Internet_20_link" text:visited-style-name="Strong_20_Emphasis">http://rubyinstaller.org/</text:a></text:p>
      <text:p text:style-name="Text_20_body">Another comprehensive Ruby installation site for Windows and useful extensions not included above.</text:p>
      <text:p text:style-name="Text_20_body"/>
      <text:p text:style-name="Text_20_body"><text:a xlink:type="simple" xlink:href="https://www.ruby-lang.org/en/documentation/installation/" text:style-name="Internet_20_link" text:visited-style-name="Strong_20_Emphasis">https://www.ruby-lang.org/en/documentation/installation/</text:a></text:p>
      <text:p text:style-name="P3">A comprehensive source for installing or even compiling Ruby on all platforms. This is also a hub of information on what is available in the world of Ruby.</text:p>
      <text:p text:style-name="Text_20_body"/>
      <text:p text:style-name="P3">Of course, fOOrth is built on Ruby, so it makes sense to understand the underlying foundation. For this this web site is invaluable: <text:a xlink:type="simple" xlink:href="https://www.ruby-lang.org/en/" text:style-name="Internet_20_link" text:visited-style-name="Strong_20_Emphasis">https://www.ruby-lang.org/en/</text:a>.</text:p>
      <text:h text:style-name="Heading_20_2" text:outline-level="2">fOOrth</text:h>
      <text:p text:style-name="P3">The fOOrth language is delivered in the form of a Ruby gem. An easy-to-use package that delivers code with version management facilities. Once Ruby is installed, installing fOOrth is as simple as the following command:</text:p>
      <text:p text:style-name="Code"><text:soft-page-break/></text:p>
      <text:p text:style-name="Code">gem install fOOrth</text:p>
      <text:p text:style-name="Code"/>
      <text:p text:style-name="Standard">That's it! It should be that simple!</text:p>
      <text:h text:style-name="Heading_20_2" text:outline-level="2">Running fOOrth</text:h>
      <text:p text:style-name="Standard">Once fOOrth is installed, there are several options for running the language environment. These are: TBD.</text:p>
      <text:p text:style-name="Standard"/>
      <text:h text:style-name="Heading_20_2" text:outline-level="2">Source Archive</text:h>
      <text:p text:style-name="Text_20_body">The source code archive for fOOrth may be found at: <text:a xlink:type="simple" xlink:href="https://github.com/PeterCamilleri/fOOrth" text:style-name="Internet_20_link" text:visited-style-name="Strong_20_Emphasis">https://github.com/PeterCamilleri/fOOrth</text:a>.</text:p>
      <text:p text:style-name="Text_20_body"/>
      <text:h text:style-name="Heading_20_1" text:outline-level="1">First Steps</text:h>
      <text:p text:style-name="P3">The fOOrth system can operate in a number of ways, but the classic mode is as an interactive programming environment. In this interactive system, the user enters commands in a text session. These are executed and any results appear as output to the screen. For example:</text:p>
      <text:p text:style-name="Code"/>
      <text:p text:style-name="Code">Welcome to fOOrth: fO(bject)O(riented)rth.</text:p>
      <text:p text:style-name="Code">fOOrth Reference Implementation Version: 0.0.2</text:p>
      <text:p text:style-name="Code">Session began on: 2014-12-16 at 07:25pm</text:p>
      <text:p text:style-name="Code"/>
      <text:p text:style-name="Code">&gt;4 5 + .</text:p>
      <text:p text:style-name="Code">9</text:p>
      <text:p text:style-name="Code">&gt;</text:p>
      <text:p text:style-name="Code"/>
      <text:p text:style-name="Text_20_body">The “&gt;” is a command prompt, the code entered was “4 5 + .” and the output was “9”. </text:p>
      <text:p text:style-name="Text_20_body"/>
      <text:p text:style-name="Text_20_body">At this level, fOOrth is identical to FORTH.</text:p>
      <text:p text:style-name="Text_20_body"/>
      <text:p text:style-name="Text_20_body">The fOOrth system is fairly introspective. The )entries command returns a nicely formatted list of all the entries in the system's symbol mapping table. An example follows:</text:p>
      <text:p text:style-name="Code"/>
      <text:p text:style-name="Code">&gt;)entries</text:p>
      <text:p text:style-name="Code">Symbol Map Entries =</text:p>
      <text:p text:style-name="Code"><text:s text:c="12"/>! <text:s text:c="4"/>.conjugate <text:s/>.parent_class <text:s text:c="11"/>0&gt;= <text:s text:c="8"/>class:</text:p>
      <text:p text:style-name="Code"><text:s text:c="11"/>&amp;&amp; <text:s text:c="10"/>.cos <text:s text:c="8"/>.polar <text:s text:c="12"/>1+ <text:s text:c="9"/>clone</text:p>
      <text:p text:style-name="Code"><text:s text:c="11"/>)" <text:s text:c="9"/>.cosh <text:s text:c="9"/>.posn <text:s text:c="12"/>1- <text:s text:c="11"/>com</text:p>
      <text:p text:style-name="Code"><text:s text:c="7"/>)debug <text:s text:c="11"/>.cr <text:s text:c="11"/>.pp <text:s text:c="12"/>2* <text:s text:c="7"/>complex</text:p>
      <text:p text:style-name="Code"><text:s text:c="5"/>)entries <text:s text:c="9"/>.cube <text:s text:c="10"/>.r2d <text:s text:c="12"/>2+ <text:s text:c="5"/>distinct?</text:p>
      <text:p text:style-name="Code"><text:s text:c="8"/>)quit <text:s text:c="6"/>.current <text:s text:c="9"/>.real <text:s text:c="12"/>2- <text:s text:c="12"/>do</text:p>
      <text:p text:style-name="Code"><text:s text:c="5"/>)version <text:s text:c="10"/>.d2r <text:s text:c="6"/>.reverse <text:s text:c="12"/>2/ <text:s text:c="7"/>do_each</text:p>
      <text:p text:style-name="Code"><text:s text:c="12"/>* <text:s text:c="2"/>.denominator <text:s text:c="8"/>.right <text:s text:c="13"/>: <text:s text:c="2"/>do_new_block</text:p>
      <text:p text:style-name="Code"><text:s text:c="11"/>** <text:s text:c="10"/>.e** <text:s text:c="7"/>.right? <text:s text:c="13"/>&lt; <text:s text:c="11"/>dpr</text:p>
      <text:p text:style-name="Code"><text:s text:c="12"/>+ <text:s text:c="8"/>.each{ <text:s text:c="8"/>.rjust <text:s text:c="12"/>&lt;&lt; <text:s text:c="10"/>drop</text:p>
      <text:p text:style-name="Code"><text:s text:c="12"/>- <text:s text:c="8"/>.even? <text:s text:c="8"/>.round <text:s text:c="12"/>&lt;= <text:s text:c="11"/>dup</text:p>
      <text:p text:style-name="Code"><text:s text:c="12"/>. <text:s text:c="8"/>.floor <text:s text:c="7"/>.rstrip <text:s text:c="11"/>&lt;=&gt; <text:s text:c="13"/>e</text:p>
      <text:p text:style-name="Code"><text:s text:c="11"/>." <text:s text:c="10"/>.fmt <text:s text:c="6"/>.select{ <text:s text:c="12"/>&lt;&gt; <text:s text:c="10"/>emit</text:p>
      <text:p text:style-name="Code"><text:s text:c="7"/>.+left <text:s text:c="9"/>.fmt" <text:s text:c="6"/>.shuffle <text:s text:c="13"/>= <text:s text:c="9"/>false</text:p>
      <text:p text:style-name="Code"><text:s text:c="8"/>.+mid <text:s text:c="10"/>.gcd <text:s text:c="10"/>.sin <text:s text:c="13"/>&gt; <text:s text:c="7"/>global:</text:p>
      <text:p text:style-name="Code"><text:s text:c="6"/>.+midlr <text:s text:c="8"/>.hypot <text:s text:c="9"/>.sinh <text:s text:c="12"/>&gt;= <text:s text:c="4"/>identical?</text:p>
      <text:p text:style-name="Code"><text:s text:c="6"/>.+right <text:s text:c="4"/>.imaginary <text:s text:c="8"/>.sleep <text:s text:c="12"/>&gt;&gt; <text:s text:c="12"/>if</text:p>
      <text:p text:style-name="Code"><text:s text:c="7"/>.-left <text:s text:c="9"/>.init <text:s text:c="9"/>.sort <text:s text:c="10"/>?dup <text:s text:c="11"/>max</text:p>
      <text:p text:style-name="Code"><text:s text:c="8"/>.-mid <text:s text:c="4"/>.is_class? <text:s text:c="8"/>.split <text:s text:c="13"/>@ <text:s text:c="7"/>max_num</text:p>
      <text:p text:style-name="Code"><text:s text:c="6"/>.-midlr <text:s text:c="10"/>.lcm <text:s text:c="10"/>.sqr <text:s text:c="9"/>Array <text:s text:c="11"/>min</text:p>
      <text:p text:style-name="Code"><text:s text:c="6"/>.-right <text:s text:c="9"/>.left <text:s text:c="9"/>.sqrt <text:s text:c="8"/>Bignum <text:s text:c="7"/>min_num</text:p>
      <text:p text:style-name="Code"><text:s text:c="9"/>.1/x <text:s text:c="8"/>.left? <text:s text:c="8"/>.strip <text:s text:c="9"/>Class <text:s text:c="11"/>mod</text:p>
      <text:p text:style-name="Code"><text:s text:c="8"/>.10** <text:s text:c="7"/>.length <text:s text:c="7"/>.strlen <text:s text:c="7"/>Complex <text:s text:c="11"/>neg</text:p>
      <text:p text:style-name="Code"><text:s text:c="9"/>.2** <text:s text:c="9"/>.list <text:s text:c="7"/>.strmax <text:s text:c="4"/>FalseClass <text:s text:c="11"/>nil</text:p>
      <text:p text:style-name="Code"><text:s text:c="11"/>.: <text:s text:c="8"/>.ljust <text:s text:c="4"/>.subclass: <text:s text:c="8"/>Fixnum <text:s text:c="11"/>nip</text:p>
      <text:p text:style-name="Code"><text:s text:c="10"/>.:: <text:s text:c="11"/>.ln <text:s text:c="10"/>.tan <text:s text:c="9"/>Float <text:s text:c="11"/>not</text:p>
      <text:p text:style-name="Code"><text:s text:c="9"/>.[]! <text:s text:c="8"/>.log10 <text:s text:c="9"/>.tanh <text:s text:c="7"/>Integer <text:s text:c="12"/>or</text:p>
      <text:p text:style-name="Code"><text:s text:c="9"/>.[]@ <text:s text:c="9"/>.log2 <text:s text:c="9"/>.to_f <text:s text:c="4"/>MaxNumeric <text:s text:c="10"/>over</text:p>
      <text:p text:style-name="Code"><text:soft-page-break/><text:s text:c="9"/>.abs <text:s text:c="7"/>.lstrip <text:s text:c="9"/>.to_i <text:s text:c="4"/>MinNumeric <text:s text:c="9"/>pause</text:p>
      <text:p text:style-name="Code"><text:s text:c="8"/>.acos <text:s text:c="4"/>.magnitude <text:s text:c="5"/>.to_lower <text:s text:c="6"/>NilClass <text:s text:c="12"/>pi</text:p>
      <text:p text:style-name="Code"><text:s text:c="7"/>.acosh <text:s text:c="9"/>.main <text:s text:c="9"/>.to_n <text:s text:c="7"/>Numeric <text:s text:c="10"/>pick</text:p>
      <text:p text:style-name="Code"><text:s text:c="7"/>.angle <text:s text:c="9"/>.map{ <text:s text:c="9"/>.to_r <text:s text:c="8"/>Object <text:s text:c="6"/>rational</text:p>
      <text:p text:style-name="Code"><text:s text:c="8"/>.asin <text:s text:c="10"/>.mid <text:s text:c="9"/>.to_s <text:s text:c="10"/>Proc <text:s text:c="11"/>rot</text:p>
      <text:p text:style-name="Code"><text:s text:c="7"/>.asinh <text:s text:c="9"/>.mid? <text:s text:c="5"/>.to_upper <text:s text:c="6"/>Rational <text:s text:c="10"/>self</text:p>
      <text:p text:style-name="Code"><text:s text:c="8"/>.atan <text:s text:c="8"/>.midlr <text:s text:c="9"/>.to_x <text:s text:c="8"/>String <text:s text:c="9"/>space</text:p>
      <text:p text:style-name="Code"><text:s text:c="7"/>.atan2 <text:s text:c="9"/>.name <text:s text:c="11"/>.vm <text:s text:c="8"/>Thread <text:s text:c="8"/>spaces</text:p>
      <text:p text:style-name="Code"><text:s text:c="7"/>.atanh <text:s text:c="10"/>.new <text:s text:c="6"/>.vm_name <text:s text:c="5"/>TrueClass <text:s text:c="10"/>swap</text:p>
      <text:p text:style-name="Code"><text:s text:c="9"/>.c2p <text:s text:c="5"/>.new_size <text:s text:c="13"/>/ VirtualMachine <text:s text:c="7"/>thread:</text:p>
      <text:p text:style-name="Code"><text:s text:c="8"/>.call <text:s text:c="4"/>.new_value <text:s text:c="12"/>0&lt; <text:s text:c="13"/>[ <text:s text:c="10"/>true</text:p>
      <text:p text:style-name="Code"><text:s text:c="8"/>.cbrt <text:s text:c="3"/>.new_values <text:s text:c="11"/>0&lt;= <text:s text:c="12"/>^^ <text:s text:c="10"/>tuck</text:p>
      <text:p text:style-name="Code"><text:s text:c="8"/>.ceil <text:s text:c="9"/>.new{ <text:s text:c="10"/>0&lt;=&gt; <text:s text:c="8"/>accept <text:s text:c="12"/>vm</text:p>
      <text:p text:style-name="Code"><text:s text:c="7"/>.cjust <text:s text:c="4"/>.numerator <text:s text:c="11"/>0&lt;&gt; <text:s text:c="7"/>accept" <text:s text:c="11"/>xor</text:p>
      <text:p text:style-name="Code"><text:s text:c="7"/>.class <text:s text:c="9"/>.odd? <text:s text:c="12"/>0= <text:s text:c="11"/>and <text:s text:c="12"/>{{</text:p>
      <text:p text:style-name="Code"><text:s text:c="7"/>.clone <text:s text:c="10"/>.p2c <text:s text:c="12"/>0&gt; <text:s text:c="9"/>begin <text:s text:c="12"/>||</text:p>
      <text:p text:style-name="Code"/>
      <text:p text:style-name="Text_20_body"/>
      <text:p text:style-name="Text_20_body"/>
      <text:h text:style-name="Heading_20_1" text:outline-level="1">Edit History:</text:h>
      <text:p text:style-name="Text_20_body"/>
      <text:p text:style-name="P3"/>
      <text:p text:style-name="P3">PCC – December 14, 2014 – Initial draft of User's Guide started. </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Arial"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rial" style:font-name-complex="Mangal1"/>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name-complex="Mangal1"/>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style:page-number="auto" fo:break-before="page" fo:background-color="transparent" style:shadow="none">
        <style:tab-stops/>
        <style:background-image/>
      </style:paragraph-properties>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ext" style:family="paragraph" style:parent-style-name="Caption" style:class="extra"/>
    <style:style style:name="Code" style:family="paragraph" style:parent-style-name="Standard">
      <style:paragraph-properties fo:margin-left="0.3in" fo:margin-right="0in" fo:text-indent="0in" style:auto-text-indent="false" style:shadow="none">
        <style:tab-stops/>
      </style:paragraph-properties>
      <style:text-properties style:font-name="Courier New" fo:font-size="10pt"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Footnote" style:family="paragraph" style:parent-style-name="Standard"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in" fo:margin-right="0in" fo:margin-top="0in" fo:margin-bottom="0.0598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0201in" fo:margin-top="0.0201in" fo:margin-bottom="0.0201in" fo:text-indent="0.0201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0201in" fo:margin-bottom="0.0201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master-page-name="">
      <style:paragraph-properties fo:margin-left="0.3929in" fo:margin-right="0in" fo:margin-top="0.0201in" fo:margin-bottom="0.0201in" fo:text-indent="0in" style:auto-text-indent="false" style:page-number="auto">
        <style:tab-stops>
          <style:tab-stop style:position="6.531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5402in" style:type="center"/>
          <style:tab-stop style:position="7.0807in"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098in" fo:margin-bottom="0.7098in" fo:margin-left="0.7098in" fo:margin-right="0.7098in"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Page <text:page-number text:select-page="current">10</text:page-number> of <text:page-count>10</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3-05-22T14:08:17.26</meta:creation-date>
    <dc:title>MyDefault</dc:title>
    <meta:editing-duration>P2DT3H51M42S</meta:editing-duration>
    <meta:editing-cycles>249</meta:editing-cycles>
    <meta:generator>OpenOffice/4.1.1$Win32 OpenOffice.org_project/411m6$Build-9775</meta:generator>
    <dc:date>2014-12-16T19:53:08.53</dc:date>
    <dc:creator>Peter Camilleri</dc:creator>
    <meta:document-statistic meta:table-count="0" meta:image-count="0" meta:object-count="0" meta:page-count="10" meta:paragraph-count="134" meta:word-count="1792" meta:character-count="12707"/>
    <meta:template xlink:type="simple" xlink:actuate="onRequest" xlink:title="MyDefault" xlink:href="../../../../OpenOffice.org/3/user/template/MyDefault.ott" meta:date="2014-06-26T22:09:00.24"/>
  </office:meta>
</office:document-meta>
</file>